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1pt" style:text-underline-style="none" fo:font-weight="bold" style:font-size-asian="11pt" style:font-weight-asian="bold" style:font-size-complex="11pt" style:font-weight-complex="bold"/>
    </style:style>
    <style:style style:name="P4" style:family="paragraph" style:parent-style-name="Standard">
      <style:text-properties fo:font-size="11pt" style:text-underline-style="none" fo:font-weight="normal" style:font-size-asian="11pt" style:font-weight-asian="normal" style:font-size-complex="11pt" style:font-weight-complex="normal"/>
    </style:style>
    <style:style style:name="P5"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break-before="column"/>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text-properties fo:font-size="11pt" style:text-underline-style="none" fo:font-weight="normal" style:font-size-asian="11pt" style:font-weight-asian="normal" style:font-size-complex="11pt" style:font-weight-complex="normal"/>
    </style:style>
    <style:style style:name="P11" style:family="paragraph" style:parent-style-name="Standard">
      <style:text-properties fo:font-size="11pt" style:text-underline-style="none" fo:font-weight="bold" style:font-size-asian="11pt" style:font-weight-asian="bold" style:font-size-complex="11pt" style:font-weight-complex="bold"/>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sychopath - Jack the Ripper Abilities</text:p>
      <text:p text:style-name="P1">Level 1-5 Cantrips:</text:p>
      <text:p text:style-name="P3">Slice</text:p>
      <text:p text:style-name="P4">Range: Touch</text:p>
      <text:p text:style-name="P4">Action: 1 action</text:p>
      <text:p text:style-name="P4">Duration: Instant</text:p>
      <text:p text:style-name="P4">Description: You pull out a barber's blade and cut at the enemy. On hit, roll a 1d6 and add your <text:span text:style-name="T2">Dexterity</text:span><text:span text:style-name="T1"> modifier.</text:span></text:p>
      <text:p text:style-name="P2"/>
      <text:p text:style-name="P3">Caned</text:p>
      <text:p text:style-name="P4">Range: Touch </text:p>
      <text:p text:style-name="P4">Action: 1 action</text:p>
      <text:p text:style-name="P4">Duration: Instant</text:p>
      <text:p text:style-name="P4">Description: You use your walking cane to knock back an enemy, dealing some damage. On hit, knock back the enemy 10 feet and deal 1d4 damage.</text:p>
      <text:p text:style-name="P4"/>
      <text:p text:style-name="P3">Doctor's Intuition</text:p>
      <text:p text:style-name="P4">Range: 25 foot radius</text:p>
      <text:p text:style-name="P4">Action: 1 action</text:p>
      <text:p text:style-name="P4">Duration: Instant</text:p>
      <text:p text:style-name="P4">Description: You survey the characters within the radius. You immediately find the weakest character in range for your team to focus. In addition, roll a d20 and add your <text:span text:style-name="T2">Intelligence</text:span><text:span text:style-name="T1"> modifier. If the total is above 13 then you also find the weakest character's health total.</text:span></text:p>
      <text:p text:style-name="P4"/>
      <text:p text:style-name="P3">Criminal At Large</text:p>
      <text:p text:style-name="P4">Range: Self</text:p>
      <text:p text:style-name="P4">Action: 1 action</text:p>
      <text:p text:style-name="P4">Duration: Instant</text:p>
      <text:p text:style-name="P4">Description: When you group is deciding to flee an area, your experience in this area allows you to get away flawlessly in most cases. Roll a d20 and add your <text:span text:style-name="T2">Agility </text:span><text:span text:style-name="T1">modifier. Anything above 5 allows you to escape.</text:span></text:p>
      <text:p text:style-name="P4"/>
      <text:p text:style-name="P3">Wager</text:p>
      <text:p text:style-name="P4">Range: Touch</text:p>
      <text:p text:style-name="P4">Action: 1 action</text:p>
      <text:p text:style-name="P4">Duration: Instant</text:p>
      <text:p text:style-name="P4">Description: You see an opportunity that may net you extra damage or put you at a loss. Unsure of the outcome, you take a chance. Roll a d20 with no modifiers. 14-20 hits the target for 1d10 damage. 7-13 hits the target for ld6 damage. Anything lower will instead leave you open for attack. The enemy hits you for 1d6.</text:p>
      <text:p text:style-name="P9">Level 1-5 Powers:</text:p>
      <text:p text:style-name="P3">Bind Hands</text:p>
      <text:p text:style-name="P4">Range: Touch</text:p>
      <text:p text:style-name="P4">Action: 1 bonus action</text:p>
      <text:p text:style-name="P4">Duration: 1 round</text:p>
      <text:p text:style-name="P5">Description: You attempt to bind the hands of a victim, rendering them unable to attack. The enemy must make an <text:s/><text:span text:style-name="T2">Agility</text:span> savings throw. On hit, they are binded until the duration is over. If the target is female, this attack automatically hits.</text:p>
      <text:p text:style-name="P5"/>
      <text:p text:style-name="P3">Riposte</text:p>
      <text:p text:style-name="P4">Range: Self</text:p>
      <text:p text:style-name="P4">Action: Reaction</text:p>
      <text:p text:style-name="P4">Duration: Instant</text:p>
      <text:p text:style-name="P5">Description: An enemy attempts to hit you with his blade, but you parry the attack and strike back at him. Avoid incoming damage from a bladed attack and deal 1d4 plus your <text:span text:style-name="T2">Agility</text:span> modifier.</text:p>
      <text:p text:style-name="P5"/>
      <text:p text:style-name="P3">Surgical Cut</text:p>
      <text:p text:style-name="P4">Range: Touch</text:p>
      <text:p text:style-name="P4">Action: 1 action</text:p>
      <text:p text:style-name="P4">Duration: 2 rounds</text:p>
      <text:p text:style-name="P5">Description: On hit, you pierce the enemy through a weak spot on the side. Deal 1d4 plus your <text:span text:style-name="T2">Dexterity </text:span>modifier and add a bleed to the target. During the target's following two turns deal an additional 1d4.</text:p>
      <text:p text:style-name="P4"/>
      <text:p text:style-name="P3">Dash and Slash</text:p>
      <text:p text:style-name="P4">Range: 20 feet</text:p>
      <text:p text:style-name="P4">Action: 1 action</text:p>
      <text:p text:style-name="P4">Duration: Instant</text:p>
      <text:p text:style-name="P4">Description: Dash up to 20 feet forward to a target and deal 1d6 damage.</text:p>
      <text:p text:style-name="P4"/>
      <text:p text:style-name="P3">Hostage Situation</text:p>
      <text:p text:style-name="P4">Range: Touch</text:p>
      <text:p text:style-name="P4">Action: 1 action</text:p>
      <text:p text:style-name="P4">Duration: 2 rounds </text:p>
      <text:p text:style-name="P5">Description: <text:span text:style-name="T3">This may only be used on a victim that has their hands binded. The target attempts to make a </text:span><text:span text:style-name="T4">Strength</text:span><text:span text:style-name="T3"> saving throw. On fail, the target receives a hostage mark and will block others from attacking you. In addition, you may attempt an execute at the beginning of your following turns which will deal 1d8 for each hostage mark. If you choose not to execute, the victim will then re-roll and either break free or get another hostage mark and remain your hostage.</text:span></text:p>
      <text:p text:style-name="P8">Level 6-10 Cantrips:</text:p>
      <text:p text:style-name="P3">Slice and Dice</text:p>
      <text:p text:style-name="P4">Range: Touch</text:p>
      <text:p text:style-name="P4">Action: 1 action</text:p>
      <text:p text:style-name="P4">Duration: Instant</text:p>
      <text:p text:style-name="P4">Description: You pull out a blade from inside your cane and slice at the enemy's torso. On hit, roll 2d6 and add your <text:span text:style-name="T2">Dexterity </text:span><text:span text:style-name="T1">modifier.</text:span></text:p>
      <text:p text:style-name="P4"/>
      <text:p text:style-name="P3">Caned</text:p>
      <text:p text:style-name="P4">Range: Touch </text:p>
      <text:p text:style-name="P4">Action: 1 action</text:p>
      <text:p text:style-name="P4">Duration: Instant</text:p>
      <text:p text:style-name="P4">Description: You use your walking cane to knock back an enemy, dealing some damage. On hit, knock back the enemy 15 feet and deal dd4 damage.</text:p>
      <text:p text:style-name="P4"/>
      <text:p text:style-name="P3">Doctor's Intuition</text:p>
      <text:p text:style-name="P4">Range: 25 foot radius</text:p>
      <text:p text:style-name="P4">Action: 1 action</text:p>
      <text:p text:style-name="P4">Duration: Instant</text:p>
      <text:p text:style-name="P4">Description: You survey the characters within the radius. You immediately find the <text:span text:style-name="T1">two weakest characters and know their health total and </text:span><text:span text:style-name="T2">toughness.</text:span></text:p>
      <text:p text:style-name="P4"/>
      <text:p text:style-name="P3">Cantrip</text:p>
      <text:p text:style-name="P4">Range: </text:p>
      <text:p text:style-name="P4">Action: </text:p>
      <text:p text:style-name="P4">Duration: </text:p>
      <text:p text:style-name="P4">Description: </text:p>
      <text:p text:style-name="P3"/>
      <text:p text:style-name="P3">Gamble</text:p>
      <text:p text:style-name="P4">Range: Self</text:p>
      <text:p text:style-name="P4">Action: 1 action</text:p>
      <text:p text:style-name="P4">Duration: Instant</text:p>
      <text:p text:style-name="P4">Description: Roll a d20. If the roll is above 13 then you take the target opponent's next turn as your own. If the roll is under 13, then the target opponent instead takes your current turn along with his own. </text:p>
      <text:p text:style-name="P5"/>
      <text:p text:style-name="P5"/>
      <text:p text:style-name="P7">Level 6-10 Powers:</text:p>
      <text:p text:style-name="P3">Bind Legs</text:p>
      <text:p text:style-name="P4">Range: Touch</text:p>
      <text:p text:style-name="P4">Action: 1 bonus action</text:p>
      <text:p text:style-name="P4">Duration: 1 round</text:p>
      <text:p text:style-name="P5">Description: You attempt to bind the legs of a victim, rendering them unable to flee. The enemy must make an <text:s/><text:span text:style-name="T2">Agility</text:span> savings throw. On hit, they are binded until the duration is over. If the target is female, this attack becomes a bonus action and automatically hits. (This ability costs no power slot if the target's hands are already binded)</text:p>
      <text:p text:style-name="P4"/>
      <text:p text:style-name="P3">Power</text:p>
      <text:p text:style-name="P4">Range: </text:p>
      <text:p text:style-name="P4">Action: </text:p>
      <text:p text:style-name="P4">Duration: </text:p>
      <text:p text:style-name="P4">Description:</text:p>
      <text:p text:style-name="P4"/>
      <text:p text:style-name="P3">Power</text:p>
      <text:p text:style-name="P4">Range: </text:p>
      <text:p text:style-name="P4">Action: </text:p>
      <text:p text:style-name="P4">Duration: </text:p>
      <text:p text:style-name="P4">Description:</text:p>
      <text:p text:style-name="P4"/>
      <text:p text:style-name="P3">Power</text:p>
      <text:p text:style-name="P4">Range: </text:p>
      <text:p text:style-name="P4">Action: </text:p>
      <text:p text:style-name="P4">Duration: </text:p>
      <text:p text:style-name="P4">Description:</text:p>
      <text:p text:style-name="P4"/>
      <text:p text:style-name="P3">Power</text:p>
      <text:p text:style-name="P4">Range: </text:p>
      <text:p text:style-name="P4">Action: </text:p>
      <text:p text:style-name="P4">Duration: </text:p>
      <text:p text:style-name="P5">Description:</text:p>
      <text:p text:style-name="P5"/>
      <text:p text:style-name="P5"/>
      <text:p text:style-name="P8">Level 11-15 Cantrips:</text:p>
      <text:p text:style-name="P3">Slice and Dice... Twice</text:p>
      <text:p text:style-name="P4">Range: Touch</text:p>
      <text:p text:style-name="P4">Action: 1 action</text:p>
      <text:p text:style-name="P4">Duration: Instant</text:p>
      <text:p text:style-name="P4">Description: You pull out your hidden blade from inside your cane and violently slice at the enemy's torso. On hit, roll 4d6 and add your <text:span text:style-name="T2">Dexterity </text:span><text:span text:style-name="T1">modifier.</text:span></text:p>
      <text:p text:style-name="P4"/>
      <text:p text:style-name="P3">Cantrip</text:p>
      <text:p text:style-name="P4">Range: </text:p>
      <text:p text:style-name="P4">Action: </text:p>
      <text:p text:style-name="P4">Duration: </text:p>
      <text:p text:style-name="P4">Description: </text:p>
      <text:p text:style-name="P4"/>
      <text:p text:style-name="P3">Cantrip</text:p>
      <text:p text:style-name="P4">Range: </text:p>
      <text:p text:style-name="P4">Action: </text:p>
      <text:p text:style-name="P4">Duration: </text:p>
      <text:p text:style-name="P4">Description: </text:p>
      <text:p text:style-name="P4"/>
      <text:p text:style-name="P3">Cantrip</text:p>
      <text:p text:style-name="P4">Range: </text:p>
      <text:p text:style-name="P4">Action: </text:p>
      <text:p text:style-name="P4">Duration: </text:p>
      <text:p text:style-name="P4">Description: </text:p>
      <text:p text:style-name="P3"/>
      <text:p text:style-name="P3">Final Jeopardy</text:p>
      <text:p text:style-name="P4">Range: Touch</text:p>
      <text:p text:style-name="P4">Action: 1 action</text:p>
      <text:p text:style-name="P4">Duration: Instant</text:p>
      <text:p text:style-name="P5">Description: Roll a d20. If the roll is 16 or above, you immediately incapacitate the target opponent with a critical blow. Otherwise, you get knocked down and incapacitated instead.</text:p>
      <text:p text:style-name="P5"/>
      <text:p text:style-name="P7">Level 11-15 Powers:</text:p>
      <text:p text:style-name="P3">Bind Mouth </text:p>
      <text:p text:style-name="P4">Range: Touch</text:p>
      <text:p text:style-name="P4">Action: 1 bonus action</text:p>
      <text:p text:style-name="P4">Duration: 1 round</text:p>
      <text:p text:style-name="P5">Description: You attempt to bind the mouth of a victim, rendering them unable to speak. The enemy must make an <text:s/><text:span text:style-name="T2">Agility</text:span> savings throw. On hit, they are binded until the duration is over. If the target is female, this attack becomes a bonus action and automatically hits. (This ability costs no power slot if the target's hands and legs are already binded)</text:p>
      <text:p text:style-name="P4"/>
      <text:p text:style-name="P3">Power</text:p>
      <text:p text:style-name="P4">Range: </text:p>
      <text:p text:style-name="P4">Action: </text:p>
      <text:p text:style-name="P4">Duration: </text:p>
      <text:p text:style-name="P4">Description:</text:p>
      <text:p text:style-name="P4"/>
      <text:p text:style-name="P3">Power</text:p>
      <text:p text:style-name="P4">Range: </text:p>
      <text:p text:style-name="P4">Action: </text:p>
      <text:p text:style-name="P4">Duration: </text:p>
      <text:p text:style-name="P4">Description:</text:p>
      <text:p text:style-name="P4"/>
      <text:p text:style-name="P3">Power</text:p>
      <text:p text:style-name="P4">Range: </text:p>
      <text:p text:style-name="P4">Action: </text:p>
      <text:p text:style-name="P4">Duration: </text:p>
      <text:p text:style-name="P4">Description:</text:p>
      <text:p text:style-name="P4"/>
      <text:p text:style-name="P3">Serial Victim</text:p>
      <text:p text:style-name="P4">Range: Touch</text:p>
      <text:p text:style-name="P4">Action: 1 action</text:p>
      <text:p text:style-name="P4">Duration: Instant</text:p>
      <text:p text:style-name="P5">Description: For this ability to be used, the victim must have its hands, legs, and mouth currently binded. If these conditions are satisfied, the victim makes one last <text:span text:style-name="T2">Agility</text:span> savings throw. Subtract your <text:span text:style-name="T2">Dexterity </text:span>modifier from their roll. If the total is below 15, you hit. On hit, you drag off their body away from the battle into the darkness. Only muffled screams and death curdles can be heard. The enemy immediately dies and does not return with you. (Only you may loot the 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8T23:15:32.60</dc:date>
    <meta:editing-duration>PT5H34M53S</meta:editing-duration>
    <meta:editing-cycles>9</meta:editing-cycles>
    <meta:generator>OpenOffice/4.1.1$Win32 OpenOffice.org_project/411m6$Build-9775</meta:generator>
    <meta:document-statistic meta:table-count="0" meta:image-count="0" meta:object-count="0" meta:page-count="3" meta:paragraph-count="157" meta:word-count="1041" meta:character-count="6155"/>
  </office:meta>
</office:document-meta>
</file>